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86e9" officeooo:paragraph-rsid="002186e9" style:font-style-asian="normal" style:font-weight-asian="normal"/>
    </style:style>
    <style:style style:name="P5" style:family="paragraph" style:parent-style-name="Standard">
      <style:text-properties fo:language="en" fo:country="US" officeooo:rsid="002186e9" officeooo:paragraph-rsid="002186e9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186e9" officeooo:paragraph-rsid="002186e9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implement the invisible item frames plugin as it would add a cool new decorative aspect to the game, the plugin can be found in appendix A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Eldegron</text:p>
      <text:p text:style-name="P4">Emeralda_axe7</text:p>
      <text:p text:style-name="P4">Nicotinhoo</text:p>
      <text:p text:style-name="P1"/>
      <text:p text:style-name="P1"/>
      <text:p text:style-name="P1"/>
      <text:p text:style-name="Standard"><text:span text:style-name="T1">[</text:span><text:span text:style-name="T2">Motion 53-7: To implement the invisible item frames plugin</text:span><text:span text:style-name="T1">]</text:span></text:p>
      <text:p text:style-name="Standard"><text:span text:style-name="T1"/></text:p>
      <text:p text:style-name="P5"><text:span text:style-name="T1">APPENDIX A: Plugin link</text:span></text:p>
      <text:p text:style-name="P6"><text:a xlink:type="simple" xlink:href="https://www.spigotmc.org/resources/invisibleitemframes-better-item-frames.85085/" text:style-name="Internet_20_link" text:visited-style-name="Visited_20_Internet_20_Link"><text:span text:style-name="T1">https://www.spigotmc.org/resources/invisibleitemframes-better-item-frames.85085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25:53.708780783</dc:date>
    <meta:editing-duration>PT4M2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73" meta:character-count="530" meta:non-whitespace-character-count="469"/>
  </office:meta>
</office:document-meta>
</file>